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a0e" officeooo:paragraph-rsid="00064a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th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21:37:47.412452955</meta:creation-date>
    <dc:date>2021-12-23T21:38:02.180864597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4.7.2$Linux_X86_64 LibreOffice_project/40$Build-2</meta:generator>
  </office:meta>
</office:document-meta>
</file>